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3000001C850B66BF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748cm" svg:height="12.6cm" svg:x="-0.345cm" svg:y="1.1cm">
          <draw:image xlink:href="Pictures/1000000000000313000001C850B66B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0:19:24.952000000</dc:date>
    <meta:editing-duration>PT1H44M19S</meta:editing-duration>
    <meta:editing-cycles>23</meta:editing-cycles>
    <meta:generator>LibreOffice/4.3.2.2$Windows_x86 LibreOffice_project/edfb5295ba211bd31ad47d0bad0118690f76407d</meta:generator>
    <meta:document-statistic meta:object-count="1"/>
  </office:meta>
</office:document-meta>
</file>